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5.318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Iris UCI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Categorical Cross Entrop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6]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string" calcext:value-type="string">
            <text:p>Softmax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]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0, 10, 10]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98" calcext:value-type="float">
            <text:p>0,98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5]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92" calcext:value-type="float">
            <text:p>0,9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4. 4]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6" calcext:value-type="float">
            <text:p>0,96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906" calcext:value-type="float">
            <text:p>0,906</text:p>
          </table:table-cell>
          <table:table-cell table:style-name="ce2" table:formula="of:=AVERAGE([.M2:.M6])" office:value-type="float" office:value="0.912" calcext:value-type="float">
            <text:p>0,91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128179561553315" calcext:value-type="float">
            <text:p>0,128179561553315</text:p>
          </table:table-cell>
          <table:table-cell table:style-name="ce2" table:formula="of:=STDEV([.M2:.M6])" office:value-type="float" office:value="0.110090871556183" calcext:value-type="float">
            <text:p>0,110090871556183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ushrooms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Mushrooms UC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Binary Cross-entropy</text:p>
          </table:table-cell>
          <table:table-cell table:style-name="ce6" office:value-type="float" office:value="3781" calcext:value-type="float">
            <text:p>3781</text:p>
          </table:table-cell>
          <table:table-cell table:style-name="ce6" office:value-type="float" office:value="1863" calcext:value-type="float">
            <text:p>1863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21]</text:p>
          </table:table-cell>
          <table:table-cell table:style-name="ce2" office:value-type="float" office:value="0.9968" calcext:value-type="float">
            <text:p>0,9968</text:p>
          </table:table-cell>
          <table:table-cell table:style-name="ce2" office:value-type="float" office:value="0.9962" calcext:value-type="float">
            <text:p>0,9962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11, 11]</text:p>
          </table:table-cell>
          <table:table-cell table:style-name="ce6" office:value-type="float" office:value="0.9963" calcext:value-type="float">
            <text:p>0,9963</text:p>
          </table:table-cell>
          <table:table-cell table:style-name="ce6" office:value-type="float" office:value="0.9957" calcext:value-type="float">
            <text:p>0,9957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float" office:value="0.9635" calcext:value-type="float">
            <text:p>0,9635</text:p>
          </table:table-cell>
          <table:table-cell table:style-name="ce2" office:value-type="float" office:value="0.9705" calcext:value-type="float">
            <text:p>0,9705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1]</text:p>
          </table:table-cell>
          <table:table-cell table:style-name="ce2" office:value-type="float" office:value="0.9714" calcext:value-type="float">
            <text:p>0,9714</text:p>
          </table:table-cell>
          <table:table-cell table:style-name="ce2" office:value-type="float" office:value="0.9732" calcext:value-type="float">
            <text:p>0,973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1, 5, 3]</text:p>
          </table:table-cell>
          <table:table-cell table:style-name="ce2" office:value-type="float" office:value="0.9429" calcext:value-type="float">
            <text:p>0,9429</text:p>
          </table:table-cell>
          <table:table-cell table:style-name="ce2" office:value-type="float" office:value="0.9463" calcext:value-type="float">
            <text:p>0,9463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97418" calcext:value-type="float">
            <text:p>0,97418</text:p>
          </table:table-cell>
          <table:table-cell table:style-name="ce2" table:formula="of:=AVERAGE([.M2:.M6])" office:value-type="float" office:value="0.97638" calcext:value-type="float">
            <text:p>0,97638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0229193586297697" calcext:value-type="float">
            <text:p>0,02291935862977</text:p>
          </table:table-cell>
          <table:table-cell table:style-name="ce2" table:formula="of:=STDEV([.M2:.M6])" office:value-type="float" office:value="0.0207098285845151" calcext:value-type="float">
            <text:p>0,020709828584515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ertebralColum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Vertebral Column UCI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Categorical Cross Entropy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]</text:p>
          </table:table-cell>
          <table:table-cell table:style-name="ce2" office:value-type="float" office:value="0.8261" calcext:value-type="float">
            <text:p>0,8261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 office:value-type="string" calcext:value-type="string">
            <text:p>Softmax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15, 15]</text:p>
          </table:table-cell>
          <table:table-cell table:style-name="ce2" office:value-type="float" office:value="0.8213" calcext:value-type="float">
            <text:p>0,8213</text:p>
          </table:table-cell>
          <table:table-cell table:style-name="ce2" office:value-type="float" office:value="0.825" calcext:value-type="float">
            <text:p>0,825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8, 15, 12]</text:p>
          </table:table-cell>
          <table:table-cell table:style-name="ce2" office:value-type="float" office:value="0.8454" calcext:value-type="float">
            <text:p>0,8454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2, 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83092" calcext:value-type="float">
            <text:p>0,83092</text:p>
          </table:table-cell>
          <table:table-cell table:style-name="ce2" table:formula="of:=AVERAGE([.M2:.M6])" office:value-type="float" office:value="0.80964" calcext:value-type="float">
            <text:p>0,809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00902008869135997" calcext:value-type="float">
            <text:p>0,00902008869136</text:p>
          </table:table-cell>
          <table:table-cell table:style-name="ce2" table:formula="of:=STDEV([.M2:.M6])" office:value-type="float" office:value="0.0212152775140935" calcext:value-type="float">
            <text:p>0,021215277514094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3:28:30.93632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31T17:45:12.091242781</meta:creation-date>
    <dc:date>2020-10-31T23:39:08.852240316</dc:date>
    <meta:editing-duration>PT3H33S</meta:editing-duration>
    <meta:editing-cycles>8</meta:editing-cycles>
    <meta:generator>LibreOffice/6.3.5.2$Linux_X86_64 LibreOffice_project/30$Build-2</meta:generator>
    <meta:document-statistic meta:table-count="3" meta:cell-count="159" meta:object-count="0"/>
  </office:meta>
</office:document-meta>
</file>